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Classes.getOrAddForFeatureComponent( String featureName , ClassName targetComponent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edClasses.GeneratedClasses( ClassNameGenerator class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es.Owner( String featureNamePrefix , String featureName , @ Nullable ClassNam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edClasses.addForFeatureComponent( String featureName , Class &lt; ? &gt; targetComponent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es.createAndAddGeneratedClass( String featureName , @ Nullable ClassName targetComponent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es.writeTo( GeneratedFiles generated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es.withFeatureNamePrefix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es.getOrAddForFeatureComponent( String featureName , Class &lt; ? &gt; targetComponent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es.getOrAddForFeature( String featureName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es.GeneratedClasses( ClassNameGenerator classNameGenerator , List &lt; GeneratedClass &gt; classes , Map &lt; Owner , GeneratedClass &gt; classesBy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es.addForFeature( String featureName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es.addForFeatureComponent( String featureName , ClassName targetComponent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